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77274a0" officeooo:paragraph-rsid="01d9db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5272449" officeooo:paragraph-rsid="01b3acb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2e5ade6" officeooo:paragraph-rsid="018ed95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officeooo:paragraph-rsid="01ca36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a3616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0pt" fo:language="nl" fo:country="NL" officeooo:paragraph-rsid="0183b5ef" fo:background-color="transparent" style:font-size-asian="10pt" style:language-asian="nl" style:country-asian="NL" style:font-name-complex="Bitstream Vera Sans" style:font-size-complex="10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0pt" fo:language="nl" fo:country="NL" officeooo:paragraph-rsid="01b3acb8" fo:background-color="transparent" style:font-size-asian="10pt" style:language-asian="nl" style:country-asian="NL" style:font-name-complex="Bitstream Vera Sans" style:font-size-complex="10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1ce568e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1cfeca9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1ce56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37af3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font-size="12pt" officeooo:paragraph-rsid="01dee125" style:font-size-asian="12pt" style:font-size-complex="12pt"/>
    </style:style>
    <style:style style:name="P35" style:family="paragraph" style:parent-style-name="Standard">
      <style:text-properties officeooo:paragraph-rsid="01dee125"/>
    </style:style>
    <style:style style:name="P36" style:family="paragraph" style:parent-style-name="Standard">
      <style:text-properties officeooo:paragraph-rsid="01e48f74"/>
    </style:style>
    <style:style style:name="P37" style:family="paragraph" style:parent-style-name="Standard">
      <style:text-properties fo:font-style="italic" officeooo:rsid="05fe4687" officeooo:paragraph-rsid="01ddc0c1" style:font-style-asian="italic" style:font-style-complex="italic"/>
    </style:style>
    <style:style style:name="P3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46" style:family="paragraph" style:parent-style-name="Standard" style:list-style-name="L1">
      <style:text-properties fo:font-size="12pt" fo:font-weight="bold" officeooo:paragraph-rsid="0189d6f0" style:font-size-asian="12pt" style:font-weight-asian="bold" style:font-size-complex="12pt" style:font-weight-complex="bold"/>
    </style:style>
    <style:style style:name="P4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1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1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1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1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1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1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1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78" style:family="text">
      <style:text-properties fo:color="#000000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79" style:family="text">
      <style:text-properties fo:color="#000000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80" style:family="text">
      <style:text-properties fo:color="#000000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81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style:text-line-through-style="none" style:text-line-through-type="none" style:font-name="Ubuntu1" fo:font-size="12pt" style:text-underline-style="none" style:font-name-asian="DejaVu Sans" style:font-size-asian="12pt" style:font-size-complex="12pt"/>
    </style:style>
    <style:style style:name="T88" style:family="text">
      <style:text-properties style:use-window-font-color="true" fo:font-size="12pt" style:text-underline-style="none" fo:font-weight="normal" officeooo:rsid="011636da" style:font-size-asian="12pt" style:font-weight-asian="normal" style:font-size-complex="12pt" style:font-weight-complex="normal"/>
    </style:style>
    <style:style style:name="T89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e568e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f3da4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Ubuntu2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100" style:family="text">
      <style:text-properties officeooo:rsid="01be8095"/>
    </style:style>
    <style:style style:name="T101" style:family="text">
      <style:text-properties officeooo:rsid="01bfd991"/>
    </style:style>
    <style:style style:name="T102" style:family="text">
      <style:text-properties officeooo:rsid="0172e4a7"/>
    </style:style>
    <style:style style:name="T103" style:family="text">
      <style:text-properties officeooo:rsid="01b1b55e"/>
    </style:style>
    <style:style style:name="T104" style:family="text">
      <style:text-properties officeooo:rsid="01b3a20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Strong_20_Emphasis"><text:span text:style-name="T68">C</text:span></text:span><text:span text:style-name="Strong_20_Emphasis"><text:span text:style-name="T64">hecklist voor </text:span></text:span><text:span text:style-name="Strong_20_Emphasis"><text:span text:style-name="T75">de installatie</text:span></text:span><text:span text:style-name="Strong_20_Emphasis"><text:span text:style-name="T64"> van </text:span></text:span><text:reference-mark-start text:name="Distributie"/><text:span text:style-name="Strong_20_Emphasis"><text:span text:style-name="T69">Ubunt</text:span></text:span><text:span text:style-name="Strong_20_Emphasis"><text:span text:style-name="T71">u</text:span></text:span><text:reference-mark-end text:name="Distributie"/><text:span text:style-name="Strong_20_Emphasis"><text:span text:style-name="T69"> </text:span></text:span><text:reference-mark-start text:name="Versie"/><text:span text:style-name="Strong_20_Emphasis"><text:span text:style-name="T74">20</text:span></text:span><text:span text:style-name="Strong_20_Emphasis"><text:span text:style-name="T69">.</text:span></text:span><text:span text:style-name="Strong_20_Emphasis"><text:span text:style-name="T72">04 LTS</text:span></text:span><text:reference-mark-end text:name="Versie"/><text:span text:style-name="Strong_20_Emphasis"><text:span text:style-name="T64"> </text:span></text:span><text:reference-mark-start text:name="Editie"/><text:span text:style-name="Strong_20_Emphasis"><text:span text:style-name="T65">desktop</text:span></text:span><text:reference-mark-end text:name="Editie"/><text:span text:style-name="Strong_20_Emphasis"><text:span text:style-name="T66"> </text:span></text:span><text:span text:style-name="Strong_20_Emphasis"><text:span text:style-name="T64">op </text:span></text:span><text:reference-mark-start text:name="Computernaam"/><text:span text:style-name="Strong_20_Emphasis"><text:span text:style-name="T73">pc-van-e</text:span></text:span><text:span text:style-name="Strong_20_Emphasis"><text:span text:style-name="T70">lla</text:span></text:span><text:reference-mark-end text:name="Computernaam"/><text:span text:style-name="T67">.</text:span></text:p>
      <text:p text:style-name="P12"/>
      <text:p text:style-name="P2"><text:span text:style-name="T3">Kijk op</text:span><text:span text:style-name="T64"> </text:span><text:a xlink:type="simple" xlink:href="https://karelzimmer.nl/" text:style-name="Internet_20_link" text:visited-style-name="Visited_20_Internet_20_Link"><text:span text:style-name="Internet_20_link"><text:span text:style-name="T90">karelzimmer.nl</text:span></text:span></text:a><text:span text:style-name="T64"> </text:span><text:span text:style-name="T5">voor</text:span><text:span text:style-name="T4"> </text:span><text:span text:style-name="T89">deze en andere </text:span><text:span text:style-name="T6">checklists, scripts, en overige bestanden.</text:span></text:p>
      <text:p text:style-name="P33"/>
      <text:p text:style-name="P37"><text:span text:style-name="T51">D</text:span><text:span text:style-name="T50">it is een invulbare PD</text:span><text:span text:style-name="T52">F</text:span><text:span text:style-name="T50"> met keuzevakken; </text:span><text:span text:style-name="T53">a</text:span><text:span text:style-name="T50">fdrukken is niet noodzakelijk.</text:span></text:p>
      <text:p text:style-name="P13"><text:span text:style-name="Strong_20_Emphasis"><text:span text:style-name="T76"/></text:span></text:p>
      <text:p text:style-name="P13"><text:span text:style-name="Strong_20_Emphasis"><text:span text:style-name="T76"/></text:span></text:p>
      <text:p text:style-name="P18"><text:span text:style-name="Definition"><text:span text:style-name="T92">g</text:span></text:span><text:span text:style-name="Definition"><text:span text:style-name="T91">ebruiker</text:span></text:span><text:span text:style-name="T64"><text:tab/><text:tab/><text:tab/></text:span><text:span text:style-name="User_20_Entry"><text:span text:style-name="T85">Ella </text:span></text:span><text:span text:style-name="User_20_Entry"><text:span text:style-name="T86">So</text:span></text:span><text:span text:style-name="User_20_Entry"><text:span text:style-name="T82">e</text:span></text:span><text:span text:style-name="User_20_Entry"><text:span text:style-name="T86">tekouw</text:span></text:span></text:p>
      <text:p text:style-name="P19"><text:span text:style-name="Definition"><text:span text:style-name="T92">g</text:span></text:span><text:span text:style-name="Definition"><text:span text:style-name="T91">ebruikersnaam</text:span></text:span><text:span text:style-name="T64"><text:tab/></text:span><text:span text:style-name="User_20_Entry"><text:span text:style-name="T86">ella</text:span></text:span></text:p>
      <text:p text:style-name="P21"><text:span text:style-name="Definition"><text:span text:style-name="T92">c</text:span></text:span><text:span text:style-name="Definition"><text:span text:style-name="T91">omputernaam<text:tab/></text:span></text:span><text:span text:style-name="User_20_Entry"><text:span text:style-name="T81"><text:reference-ref text:reference-format="text" text:ref-name="Computernaam">pc-van-ella</text:reference-ref></text:span></text:span></text:p>
      <text:p text:style-name="P20"><text:span text:style-name="Definition"><text:span text:style-name="T92">o</text:span></text:span><text:span text:style-name="Definition"><text:span text:style-name="T93">pstartmenu</text:span></text:span><text:span text:style-name="T64"><text:tab/><text:tab/></text:span><text:span text:style-name="User_20_Entry"><text:span text:style-name="T83">F12</text:span></text:span></text:p>
      <text:p text:style-name="P20"><text:span text:style-name="Definition"><text:span text:style-name="T92">i</text:span></text:span><text:span text:style-name="Definition"><text:span text:style-name="T93">nstellingen</text:span></text:span><text:span text:style-name="T64"><text:tab/><text:tab/></text:span><text:span text:style-name="User_20_Entry"><text:span text:style-name="T84">F2</text:span></text:span></text:p>
      <text:p text:style-name="P7"><text:span text:style-name="Definition"><text:span text:style-name="T92"/></text:span></text:p>
      <text:p text:style-name="P6"/>
      <text:list xml:id="list1192164753" text:style-name="L1">
        <text:list-item>
          <text:p text:style-name="P46">Installatie voorbereiden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7"><text:s/></text:span></text:span><text:span text:style-name="Strong_20_Emphasis"><text:span text:style-name="T36"><draw:control text:anchor-type="as-char" draw:z-index="3" draw:name="Vorm1" draw:style-name="gr1" draw:text-style-name="P4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</text:span></text:span><text:span text:style-name="Strong_20_Emphasis"><text:span text:style-name="T30">.</text:span></text:span></text:p>
          </table:table-cell>
        </table:table-row>
      </table:table>
      <text:p text:style-name="P14"/>
      <text:p text:style-name="P4"/>
      <text:list xml:id="list75940028328450" text:continue-numbering="true" text:style-name="L1">
        <text:list-item>
          <text:p text:style-name="P39">Installatie uitvoeren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7"><text:s/></text:span></text:span><text:span text:style-name="Strong_20_Emphasis"><text:span text:style-name="T36"><draw:control text:anchor-type="as-char" draw:z-index="2" draw:name="Vorm2" draw:style-name="gr1" draw:text-style-name="P4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,</text:span></text:span><text:span text:style-name="Strong_20_Emphasis"><text:span text:style-name="T30"> </text:span></text:span><text:span text:style-name="Strong_20_Emphasis"><text:span text:style-name="T31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2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7"><text:s/></text:span></text:span><text:span text:style-name="Strong_20_Emphasis"><text:span text:style-name="T36"><draw:control text:anchor-type="as-char" draw:z-index="4" draw:name="Vorm3" draw:style-name="gr1" draw:text-style-name="P4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het </text:span></text:span><text:span text:style-name="Strong_20_Emphasis"><text:span text:style-name="T40">scherm </text:span></text:span><text:span text:style-name="Strong_20_Emphasis"><text:span text:style-name="T60">Toetsenbord</text:span></text:span><text:span text:style-name="Strong_20_Emphasis"><text:span text:style-name="T61">indeling</text:span></text:span><text:span text:style-name="Strong_20_Emphasis"><text:span text:style-name="T40"> </text:span></text:span><text:span text:style-name="Strong_20_Emphasis"><text:span text:style-name="T42">kies </text:span></text:span><text:span text:style-name="Strong_20_Emphasis"><text:span text:style-name="T62">English (</text:span></text:span><text:span text:style-name="Strong_20_Emphasis"><text:span text:style-name="T63">GB</text:span></text:span><text:span text:style-name="Strong_20_Emphasis"><text:span text:style-name="T62">)</text:span></text:span><text:span text:style-name="Strong_20_Emphasis"><text:span text:style-name="T43"> </text:span></text:span><text:span text:style-name="Strong_20_Emphasis"><text:span text:style-name="T41">en </text:span></text:span><text:span text:style-name="Strong_20_Emphasis"><text:span text:style-name="T37">klik </text:span></text:span><text:span text:style-name="Strong_20_Emphasis"><text:span text:style-name="T40">op </text:span></text:span><text:span text:style-name="Strong_20_Emphasis"><text:span text:style-name="T49">Verder</text:span></text:span><text:span text:style-name="Strong_20_Emphasis"><text:span text:style-name="T40">.</text:span></text:span></text:p>
          </table:table-cell>
        </table:table-row>
      </table:table>
      <text:p text:style-name="P5"/>
      <text:list xml:id="list75941546280562" text:continue-numbering="true" text:style-name="L1">
        <text:list-item>
          <text:p text:style-name="P41">Installatie afronden</text:p>
        </text:list-item>
      </text:list>
      <text:p text:style-name="P17"><text:span text:style-name="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7"><text:s/></text:span></text:span><text:span text:style-name="Strong_20_Emphasis"><text:span text:style-name="T36"><draw:control text:anchor-type="as-char" draw:z-index="0" draw:name="Vorm4" draw:style-name="gr1" draw:text-style-name="P47" svg:width="0.35cm" svg:height="0.35cm" draw:control="control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28">Volg </text:span></text:span><text:span text:style-name="Strong_20_Emphasis"><text:span text:style-name="T31">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,</text:span></text:span><text:span text:style-name="Strong_20_Emphasis"><text:span text:style-name="T30"> met </text:span></text:span><text:span text:style-name="Strong_20_Emphasis"><text:span text:style-name="T34">extra</text:span></text:span><text:span text:style-name="Strong_20_Emphasis"><text:span text:style-name="T30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29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7"/></text:span></text:p>
          </table:table-cell>
          <table:table-cell table:style-name="_33_._5f_Installatie_5f_afronden.A1" office:value-type="string">
            <text:p text:style-name="P32"><text:span text:style-name="T100">Als stap 2. </text:span><text:span text:style-name="T102">de </text:span><text:span text:style-name="T103">toetsenbordindelin</text:span><text:span text:style-name="T104">g </text:span><text:span text:style-name="T100">is vergeten </text:span><text:span text:style-name="T101">bij de installatie</text:span><text:span text:style-name="T100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7"><text:s/></text:span></text:span><text:span text:style-name="Strong_20_Emphasis"><text:span text:style-name="T36"><draw:control text:anchor-type="as-char" draw:z-index="5" draw:name="Vorm5" draw:style-name="gr1" draw:text-style-name="P4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30"><text:span text:style-name="T14">W</text:span><text:span text:style-name="T7">ijzig de </text:span><text:span text:style-name="T14">toetsenbordindelin</text:span><text:span text:style-name="T15">g</text:span><text:span text:style-name="T10"> </text:span><text:span text:style-name="Strong_20_Emphasis"><text:span text:style-name="T23">via </text:span></text:span><text:span text:style-name="Strong_20_Emphasis"><text:span text:style-name="T19">een klik op </text:span></text:span><text:span text:style-name="Strong_20_Emphasis"><text:span text:style-name="T20">de </text:span></text:span><text:span text:style-name="Strong_20_Emphasis"><text:span text:style-name="T54">Super</text:span></text:span><text:span text:style-name="Strong_20_Emphasis"><text:span text:style-name="T20">-toets, </text:span></text:span><text:span text:style-name="Strong_20_Emphasis"><text:span text:style-name="T32">t</text:span></text:span><text:span text:style-name="Strong_20_Emphasis"><text:span text:style-name="T21">yp </text:span></text:span><text:span text:style-name="Strong_20_Emphasis"><text:span text:style-name="T44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23">n </text:span></text:span><text:span text:style-name="Strong_20_Emphasis"><text:span text:style-name="T24">k</text:span></text:span><text:span text:style-name="Strong_20_Emphasis"><text:span text:style-name="T23">lik </text:span></text:span><text:span text:style-name="Strong_20_Emphasis"><text:span text:style-name="T26">bij </text:span></text:span><text:span text:style-name="Strong_20_Emphasis"><text:span text:style-name="T23"><text:s/></text:span></text:span><text:span text:style-name="Strong_20_Emphasis"><text:span text:style-name="T58">Instellingen </text:span></text:span><text:span text:style-name="Strong_20_Emphasis"><text:span text:style-name="T23">op het pictogram van </text:span></text:span><text:span text:style-name="Strong_20_Emphasis"><text:span text:style-name="T59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7"><text:s/></text:span></text:span><text:span text:style-name="Strong_20_Emphasis"><text:span text:style-name="T36"><draw:control text:anchor-type="as-char" draw:z-index="6" draw:name="Vorm6" draw:style-name="gr1" draw:text-style-name="P4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1"><text:span text:style-name="T11">O</text:span><text:span text:style-name="T7">nder </text:span><text:span text:style-name="Strong_20_Emphasis"><text:span text:style-name="T56">I</text:span></text:span><text:span text:style-name="Strong_20_Emphasis"><text:span text:style-name="T55">nvoerbron</text:span></text:span><text:span text:style-name="T7"> </text:span><text:span text:style-name="T10">klik </text:span><text:span text:style-name="T7">op </text:span><text:span text:style-name="Strong_20_Emphasis"><text:span text:style-name="T55">+</text:span></text:span><text:span text:style-name="T7"> </text:span><text:span text:style-name="T9">(plus-teken), </text:span><text:span text:style-name="T18">klik</text:span><text:span text:style-name="T17"> op </text:span><text:span text:style-name="T47">⋮</text:span><text:span text:style-name="T17">,</text:span><text:span text:style-name="T9"> </text:span><text:span text:style-name="T18">klik op </text:span><text:span text:style-name="T48">Overige</text:span><text:span text:style-name="T18">, <text:line-break/>klik op</text:span><text:span text:style-name="T7"> </text:span><text:span text:style-name="Strong_20_Emphasis"><text:span text:style-name="T55">Engels (</text:span></text:span><text:span text:style-name="Strong_20_Emphasis"><text:span text:style-name="T63">GB</text:span></text:span><text:span text:style-name="Strong_20_Emphasis"><text:span text:style-name="T55">)</text:span></text:span><text:span text:style-name="T7">, </text:span><text:span text:style-name="T18">en klik op </text:span><text:span text:style-name="T48">Toevoegen</text:span><text:span text:style-name="T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7"><text:s/></text:span></text:span><text:span text:style-name="Strong_20_Emphasis"><text:span text:style-name="T36"><draw:control text:anchor-type="as-char" draw:z-index="7" draw:name="Vorm7" draw:style-name="gr1" draw:text-style-name="P4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9"><text:span text:style-name="T16">Klik op regel </text:span><text:span text:style-name="T45">Engels (GB)</text:span><text:span text:style-name="T11"> </text:span><text:span text:style-name="T16">en klik op </text:span><text:span text:style-name="T46">^</text:span><text:span text:style-name="T16">, zodat </text:span><text:span text:style-name="T45">Engels (GB)</text:span><text:span text:style-name="T16"> </text:span><text:span text:style-name="T11">boven</text:span><text:span text:style-name="T16">aan staat</text:span><text:span text:style-name="T1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7"><text:s/></text:span></text:span><text:span text:style-name="Strong_20_Emphasis"><text:span text:style-name="T36"><draw:control text:anchor-type="as-char" draw:z-index="8" draw:name="Vorm8" draw:style-name="gr1" draw:text-style-name="P4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8">Sluit het scherm </text:span><text:span text:style-name="Strong_20_Emphasis"><text:span text:style-name="T57">Regio en taal</text:span></text:span><text:span text:style-name="T8">.</text:span></text:p>
          </table:table-cell>
        </table:table-row>
      </table:table>
      <text:p text:style-name="P15"/>
      <text:p text:style-name="P3"/>
      <text:list xml:id="list75940365952930" text:continue-numbering="true" text:style-name="L1">
        <text:list-item>
          <text:p text:style-name="P40">Gebruiker inrichten</text:p>
        </text:list-item>
      </text:list>
      <text:p text:style-name="P17"><text:span text:style-name="Emphasis"><text:span text:style-name="T87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7"><text:s/></text:span></text:span><text:span text:style-name="Strong_20_Emphasis"><text:span text:style-name="T36"><draw:control text:anchor-type="as-char" draw:z-index="1" draw:name="Vorm9" draw:style-name="gr1" draw:text-style-name="P47" svg:width="0.35cm" svg:height="0.35cm" draw:control="control2"/></text:span></text:span></text:p>
          </table:table-cell>
          <table:table-cell table:style-name="_34_._5f_Gebruiker_5f_inrichten.A1" office:value-type="string">
            <text:p text:style-name="P45"><text:span text:style-name="Strong_20_Emphasis"><text:span text:style-name="T28">Volg 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</text:span></text:span><text:span text:style-name="Strong_20_Emphasis"><text:span text:style-name="T30">.</text:span></text:span></text:p>
          </table:table-cell>
        </table:table-row>
      </table:table>
      <text:p text:style-name="P16"/>
      <text:p text:style-name="P10"/>
      <text:p text:style-name="P23"><text:span text:style-name="T78">De installatie van </text:span><text:span text:style-name="T78"><text:reference-ref text:reference-format="text" text:ref-name="Distributie">Ubuntu</text:reference-ref></text:span><text:span text:style-name="T78"><text:s/></text:span><text:span text:style-name="T79"><text:reference-ref text:reference-format="text" text:ref-name="Versie">20.04 LTS</text:reference-ref></text:span><text:span text:style-name="T78"><text:s/></text:span><text:span text:style-name="T78"><text:reference-ref text:reference-format="text" text:ref-name="Editie">desktop</text:reference-ref></text:span><text:span text:style-name="T78"><text:s/></text:span><text:span text:style-name="T80">op </text:span><text:span text:style-name="T80"><text:reference-ref text:reference-format="text" text:ref-name="Computernaam">pc-van-ella</text:reference-ref></text:span><text:span text:style-name="T80"><text:s/></text:span><text:span text:style-name="T78">is voltooid.</text:span></text:p>
      <text:p text:style-name="P24"><text:span text:style-name="T88"><text:line-break/>Einde c</text:span><text:span text:style-name="T77">hecklist.</text:span></text:p>
      <text:p text:style-name="P9"/>
      <text:p text:style-name="P22"><text:span text:style-name="T35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  <text:p text:style-name="P11"/>
      <text:p text:style-name="P25"><text:span text:style-name="T96">Auteursrecht </text:span><text:span text:style-name="Strong_20_Emphasis"><text:span text:style-name="T95">© </text:span></text:span><text:span text:style-name="Strong_20_Emphasis"><text:span text:style-name="T94">2</text:span></text:span><text:span text:style-name="T96">020-</text:span><text:span text:style-name="T98">2021</text:span><text:span text:style-name="T96"> Karel Zimmer.</text:span></text:p>
      <text:p text:style-name="P27"/>
      <text:p text:style-name="P26"><text:span text:style-name="T97">Creative Commons Naamsvermelding-GelijkDelen Internationaal</text:span><text:span text:style-name="T99">-</text:span><text:span text:style-name="T97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97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-van-ella.odt</text:file-name><text:tab/><text:date style:data-style-name="N36" text:date-value="2021-08-10T07:59:39.537701723">1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0T07:59:39.404991937</dc:date>
    <meta:printed-by>Karel Zimmer</meta:printed-by>
    <meta:print-date>2012-07-13T13:55:28</meta:print-date>
    <meta:keyword>Installatie</meta:keyword>
    <meta:keyword>Checklist</meta:keyword>
    <meta:keyword>Linux</meta:keyword>
    <meta:editing-cycles>3076</meta:editing-cycles>
    <meta:editing-duration>P7DT7H2M22S</meta:editing-duration>
    <dc:creator>Karel Zimmer</dc:creator>
    <meta:document-statistic meta:table-count="4" meta:image-count="0" meta:object-count="0" meta:page-count="2" meta:paragraph-count="38" meta:word-count="210" meta:character-count="1657" meta:non-whitespace-character-count="1463"/>
    <meta:user-defined meta:name="Info 1"/>
    <meta:user-defined meta:name="Info 2"/>
    <meta:user-defined meta:name="Info 3"/>
    <meta:user-defined meta:name="Info 4"/>
  </office:meta>
</office:document-meta>
</file>